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lTimeoutHeader.PollTimeoutHeader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TimeoutHeader.getHea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TimeoutHeader.parseHeader( HttpServletRequest request , lo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